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88a" draw:fill-color="#bce4e5" draw:textarea-horizontal-align="justify" draw:textarea-vertical-align="middle" draw:auto-grow-height="false" fo:min-height="2.296cm" fo:min-width="2.046cm"/>
    </style:style>
    <style:style style:name="gr2" style:family="graphic" style:parent-style-name="standard">
      <style:graphic-properties svg:stroke-color="#820f71" draw:fill-color="#dfcce4" draw:textarea-horizontal-align="justify" draw:textarea-vertical-align="middle" draw:auto-grow-height="false" fo:min-height="1.369cm" fo:min-width="4.223cm"/>
    </style:style>
    <style:style style:name="gr3" style:family="graphic" style:parent-style-name="standard">
      <style:graphic-properties svg:stroke-color="#820f71" draw:fill-color="#dfcce4" draw:textarea-horizontal-align="justify" draw:textarea-vertical-align="middle" draw:auto-grow-height="false" fo:min-height="1.37cm" fo:min-width="4.223cm"/>
    </style:style>
    <style:style style:name="gr4" style:family="graphic" style:parent-style-name="standard">
      <style:graphic-properties svg:stroke-color="#820f71" draw:fill-color="#dfcce4" draw:textarea-horizontal-align="justify" draw:textarea-vertical-align="middle" draw:auto-grow-height="false" fo:min-height="1.368cm" fo:min-width="4.22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ce4e5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dfcce4"/>
      <style:paragraph-properties fo:text-align="center"/>
      <style:text-properties fo:font-size="1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6cm" svg:height="3.6cm" svg:x="12.886cm" svg:y="4.381cm">
          <text:p text:style-name="P1"><text:span text:style-name="T1">Cogni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4.723cm" svg:height="1.619cm" svg:x="9.012cm" svg:y="1.231cm">
          <text:p text:style-name="P1"><text:span text:style-name="T2">Atten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4.723cm" svg:height="1.62cm" svg:x="18.247cm" svg:y="5.371cm">
          <text:p text:style-name="P1"><text:span text:style-name="T2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6" draw:id="id6" draw:layer="layout" svg:width="4.723cm" svg:height="1.618cm" svg:x="6.4cm" svg:y="5.372cm">
          <text:p text:style-name="P1"><text:span text:style-name="T2">Thinking and</text:span></text:p>
          <text:p text:style-name="P1"><text:span text:style-name="T2">problem solv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4.723cm" svg:height="1.619cm" svg:x="15.539cm" svg:y="9.381cm">
          <text:p text:style-name="P1"><text:span text:style-name="T2">Memor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5" draw:id="id5" draw:layer="layout" svg:width="4.723cm" svg:height="1.619cm" svg:x="9.012cm" svg:y="9.381cm">
          <text:p text:style-name="P1"><text:span text:style-name="T2">Percep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4" draw:layer="layout" draw:type="line" svg:x1="11.373cm" svg:y1="2.85cm" svg:x2="13.413cm" svg:y2="4.908cm" draw:start-shape="id1" draw:start-glue-point="2" draw:end-shape="id2" draw:end-glue-point="5" svg:d="M11373 2850l2040 2058" svg:viewBox="0 0 2041 2059">
          <text:p/>
        </draw:connector>
        <draw:connector draw:style-name="gr5" draw:text-style-name="P4" draw:layer="layout" draw:type="line" svg:x1="18.247cm" svg:y1="6.181cm" svg:x2="16.486cm" svg:y2="6.181cm" draw:start-shape="id3" draw:start-glue-point="3" draw:end-shape="id2" draw:end-glue-point="10" svg:d="M18247 6181h-1761" svg:viewBox="0 0 1762 1">
          <text:p/>
        </draw:connector>
        <draw:connector draw:style-name="gr5" draw:text-style-name="P4" draw:layer="layout" draw:type="line" svg:x1="17.9cm" svg:y1="9.381cm" svg:x2="15.959cm" svg:y2="7.454cm" draw:start-shape="id4" draw:start-glue-point="0" draw:end-shape="id2" draw:end-glue-point="9" svg:d="M17900 9381l-1941-1927" svg:viewBox="0 0 1942 1928">
          <text:p/>
        </draw:connector>
        <draw:connector draw:style-name="gr5" draw:text-style-name="P4" draw:layer="layout" draw:type="line" svg:x1="11.373cm" svg:y1="9.381cm" svg:x2="13.413cm" svg:y2="7.454cm" draw:start-shape="id5" draw:start-glue-point="0" draw:end-shape="id2" draw:end-glue-point="7" svg:d="M11373 9381l2040-1927" svg:viewBox="0 0 2041 1928">
          <text:p/>
        </draw:connector>
        <draw:connector draw:style-name="gr5" draw:text-style-name="P4" draw:layer="layout" draw:type="line" svg:x1="11.123cm" svg:y1="6.181cm" svg:x2="12.886cm" svg:y2="6.181cm" draw:start-shape="id6" draw:start-glue-point="1" draw:end-shape="id2" draw:end-glue-point="6" svg:d="M11123 6181h1763" svg:viewBox="0 0 1764 1">
          <text:p/>
        </draw:connector>
        <draw:custom-shape draw:style-name="gr2" draw:text-style-name="P3" xml:id="id7" draw:id="id7" draw:layer="layout" svg:width="4.723cm" svg:height="1.619cm" svg:x="15.539cm" svg:y="1.231cm">
          <text:p text:style-name="P1"><text:span text:style-name="T2">Intellig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17.9cm" svg:y1="2.85cm" svg:x2="15.959cm" svg:y2="4.908cm" draw:start-shape="id7" draw:start-glue-point="2" draw:end-shape="id2" draw:end-glue-point="11" svg:d="M17900 2850l-1941 2058" svg:viewBox="0 0 1942 20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2T15:22:15.644501626</meta:creation-date>
    <dc:date>2020-08-13T14:52:46.412309315</dc:date>
    <meta:editing-duration>PT19M59S</meta:editing-duration>
    <meta:editing-cycles>3</meta:editing-cycles>
    <meta:generator>LibreOffice/6.0.7.3$Linux_X86_64 LibreOffice_project/00m0$Build-3</meta:generator>
    <meta:document-statistic meta:object-count="13"/>
  </office:meta>
</office:document-meta>
</file>